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Arrow" draw:marker-start-width="0.279cm" draw:marker-end-width="0.279cm" draw:fill-color="#ffffff" draw:opacity="100%" draw:textarea-horizontal-align="justify" draw:textarea-vertical-align="middle" draw:auto-grow-height="false" fo:min-height="0.839cm" fo:min-width="3.766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85cm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14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40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7cm" fo:min-width="0.7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1.024cm"/>
    </style:style>
    <style:style style:name="gr9" style:family="graphic" style:parent-style-name="standard">
      <style:graphic-properties svg:stroke-width="0.028cm" svg:stroke-color="#000000" draw:marker-start="Arrow" draw:marker-start-width="0.242cm" draw:marker-end-width="0.242cm" draw:fill-color="#ffffff" draw:opacity="100%" draw:textarea-horizontal-align="justify" draw:textarea-vertical-align="middle" draw:auto-grow-height="false" fo:min-height="0.863cm" fo:min-width="3.79cm" fo:padding-top="0.139cm" fo:padding-bottom="0.139cm" fo:padding-left="0.264cm" fo:padding-right="0.264cm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99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0.943cm"/>
    </style:style>
    <style:style style:name="gr13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  <style:text-properties style:font-name="Calibri"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5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6" style:family="paragraph">
      <loext:graphic-properties draw:fill-color="#ffffff"/>
      <style:paragraph-properties fo:text-align="center"/>
      <style:text-properties style:font-name="Calibri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margin-left="0cm" fo:margin-right="0cm" fo:margin-top="0cm" fo:margin-bottom="0.353cm" fo:line-height="100%" fo:text-align="center" fo:text-indent="0cm" style:text-autospace="none"/>
    </style:style>
    <style:style style:name="P10" style:family="paragraph">
      <loext:graphic-properties draw:fill-color="#ffffff"/>
      <style:paragraph-properties fo:margin-left="0cm" fo:margin-right="0cm" fo:margin-top="0cm" fo:margin-bottom="0.353cm" fo:line-height="100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1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style:font-name="Calibri"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18cm" svg:height="1.141cm" svg:x="21.193cm" svg:y="12.178cm">
          <text:p text:style-name="P1"><text:span text:style-name="T1">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g>
            <draw:custom-shape draw:style-name="gr2" draw:text-style-name="P3" draw:layer="layout" svg:width="6.35cm" svg:height="2.794cm" svg:x="20.177cm" svg:y="7.0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5" draw:layer="layout" svg:width="2.294cm" svg:height="0.956cm" svg:x="20.296cm" svg:y="7.216cm">
              <text:p text:style-name="P4"><text:span text:style-name="T2">Retaining Wall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1.643cm" svg:height="0.956cm" svg:x="22.717cm" svg:y="7.216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1.905cm" svg:height="0.956cm" svg:x="24.487cm" svg:y="7.216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1.778cm" svg:height="0.717cm" svg:x="20.423cm" svg:y="9.01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1.778cm" svg:height="0.717cm" svg:x="22.582cm" svg:y="9.01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1.778cm" svg:height="0.717cm" svg:x="24.614cm" svg:y="9.01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21.312cm" svg:y1="9.009cm" svg:x2="21.312cm" svg:y2="8.172cm">
              <text:p/>
            </draw:line>
            <draw:line draw:style-name="gr7" draw:text-style-name="P7" draw:layer="layout" svg:x1="23.471cm" svg:y1="9.009cm" svg:x2="23.471cm" svg:y2="8.172cm">
              <text:p/>
            </draw:line>
            <draw:line draw:style-name="gr7" draw:text-style-name="P7" draw:layer="layout" svg:x1="25.471cm" svg:y1="9.01cm" svg:x2="25.471cm" svg:y2="8.173cm">
              <text:p/>
            </draw:line>
          </draw:g>
        </draw:g>
        <draw:connector draw:style-name="gr7" draw:text-style-name="P7" draw:layer="layout" draw:type="line" svg:x1="23.352cm" svg:y1="12.178cm" svg:x2="23.352cm" svg:y2="9.89cm" draw:start-shape="id1" draw:start-glue-point="0" draw:end-shape="id2" draw:end-glue-point="2" svg:d="M23352 12178v-2288" svg:viewBox="0 0 1 2289">
          <text:p/>
        </draw:connector>
        <draw:custom-shape draw:style-name="gr8" draw:text-style-name="P8" xml:id="id3" draw:id="id3" draw:layer="layout" svg:width="3.048cm" svg:height="3.002cm" svg:x="21.828cm" svg:y="14.87cm">
          <text:p text:style-name="P1"><text:span text:style-name="T6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5" draw:id="id5" draw:layer="layout" svg:width="4.318cm" svg:height="1.141cm" svg:x="28.843cm" svg:y="15.759cm">
          <text:p text:style-name="P1"><text:span text:style-name="T1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4" draw:id="id4" draw:layer="layout" svg:width="4.318cm" svg:height="1.141cm" svg:x="13.083cm" svg:y="15.759cm">
          <text:p text:style-name="P1"><text:span text:style-name="T1">Flow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21.828cm" svg:y1="16.371cm" svg:x2="17.401cm" svg:y2="16.329cm" draw:start-shape="id3" draw:start-glue-point="5" draw:end-shape="id4" draw:end-glue-point="1" svg:d="M21828 16371l-4427-42" svg:viewBox="0 0 4428 43">
          <text:p/>
        </draw:connector>
        <draw:connector draw:style-name="gr7" draw:text-style-name="P7" draw:layer="layout" draw:type="line" svg:x1="24.876cm" svg:y1="16.371cm" svg:x2="28.843cm" svg:y2="16.329cm" draw:start-shape="id3" draw:start-glue-point="7" draw:end-shape="id5" draw:end-glue-point="3" svg:d="M24876 16371l3967-42" svg:viewBox="0 0 3968 43">
          <text:p/>
        </draw:connector>
        <draw:g xml:id="id6" draw:id="id6">
          <draw:g>
            <draw:custom-shape draw:style-name="gr2" draw:text-style-name="P3" draw:layer="layout" svg:width="6.35cm" svg:height="2.794cm" svg:x="12.103cm" svg:y="1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draw:layer="layout" svg:width="2.294cm" svg:height="0.956cm" svg:x="12.222cm" svg:y="10.772cm">
              <text:p text:style-name="P4"><text:span text:style-name="T2">Top Cut-off Dra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1.643cm" svg:height="0.956cm" svg:x="14.643cm" svg:y="10.772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1.905cm" svg:height="0.956cm" svg:x="16.413cm" svg:y="10.772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1.778cm" svg:height="0.717cm" svg:x="12.349cm" svg:y="12.566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1.778cm" svg:height="0.717cm" svg:x="14.508cm" svg:y="12.566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1.778cm" svg:height="0.717cm" svg:x="16.54cm" svg:y="12.566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3.238cm" svg:y1="12.565cm" svg:x2="13.238cm" svg:y2="11.728cm">
              <text:p/>
            </draw:line>
            <draw:line draw:style-name="gr7" draw:text-style-name="P7" draw:layer="layout" svg:x1="15.397cm" svg:y1="12.565cm" svg:x2="15.397cm" svg:y2="11.728cm">
              <text:p/>
            </draw:line>
            <draw:line draw:style-name="gr7" draw:text-style-name="P7" draw:layer="layout" svg:x1="17.397cm" svg:y1="12.566cm" svg:x2="17.397cm" svg:y2="11.729cm">
              <text:p/>
            </draw:line>
          </draw:g>
        </draw:g>
        <draw:g xml:id="id7" draw:id="id7">
          <draw:g>
            <draw:custom-shape draw:style-name="gr2" draw:text-style-name="P3" draw:layer="layout" svg:width="6.35cm" svg:height="2.794cm" svg:x="27.851cm" svg:y="10.4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0" draw:layer="layout" svg:width="2.494cm" svg:height="0.956cm" svg:x="27.97cm" svg:y="10.618cm">
              <text:p text:style-name="P9"><text:span text:style-name="T2">Bottom Cut-off </text:span></text:p>
              <text:p text:style-name="P9"><text:span text:style-name="T2">Dra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1.443cm" svg:height="0.956cm" svg:x="30.591cm" svg:y="10.618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1.905cm" svg:height="0.956cm" svg:x="32.161cm" svg:y="10.618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1.778cm" svg:height="0.717cm" svg:x="28.097cm" svg:y="12.412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1.778cm" svg:height="0.717cm" svg:x="30.256cm" svg:y="12.412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1.778cm" svg:height="0.717cm" svg:x="32.288cm" svg:y="12.412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28.986cm" svg:y1="12.411cm" svg:x2="28.986cm" svg:y2="11.574cm">
              <text:p/>
            </draw:line>
            <draw:line draw:style-name="gr7" draw:text-style-name="P7" draw:layer="layout" svg:x1="31.145cm" svg:y1="12.411cm" svg:x2="31.145cm" svg:y2="11.574cm">
              <text:p/>
            </draw:line>
            <draw:line draw:style-name="gr7" draw:text-style-name="P7" draw:layer="layout" svg:x1="33.145cm" svg:y1="12.412cm" svg:x2="33.145cm" svg:y2="11.575cm">
              <text:p/>
            </draw:line>
          </draw:g>
        </draw:g>
        <draw:connector draw:style-name="gr7" draw:text-style-name="P7" draw:layer="layout" draw:type="line" svg:x1="15.242cm" svg:y1="15.759cm" svg:x2="15.278cm" svg:y2="13.446cm" draw:start-shape="id4" draw:start-glue-point="0" draw:end-shape="id6" draw:end-glue-point="2" svg:d="M15242 15759l36-2313" svg:viewBox="0 0 37 2314">
          <text:p/>
        </draw:connector>
        <draw:connector draw:style-name="gr7" draw:text-style-name="P7" draw:layer="layout" draw:type="line" svg:x1="31.002cm" svg:y1="15.759cm" svg:x2="31.026cm" svg:y2="13.292cm" draw:start-shape="id5" draw:start-glue-point="0" draw:end-shape="id7" draw:end-glue-point="2" svg:d="M31002 15759l24-2467" svg:viewBox="0 0 25 2468">
          <text:p/>
        </draw:connector>
        <draw:connector draw:style-name="gr13" draw:text-style-name="P11" draw:layer="layout" draw:type="line" svg:x1="23.352cm" svg:y1="13.319cm" svg:x2="23.352cm" svg:y2="14.87cm" draw:start-shape="id1" draw:start-glue-point="2" draw:end-shape="id3" draw:end-glue-point="4" svg:d="M23352 13319v1551" svg:viewBox="0 0 1 1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0:42:41.892000000</meta:creation-date>
    <meta:editing-duration>PT3H47M26S</meta:editing-duration>
    <meta:editing-cycles>3</meta:editing-cycles>
    <meta:generator>LibreOffice/6.1.2.1$Windows_X86_64 LibreOffice_project/65905a128db06ba48db947242809d14d3f9a93fe</meta:generator>
    <dc:date>2019-01-31T09:44:40.546000000</dc:date>
    <meta:document-statistic meta:object-count="46"/>
  </office:meta>
</office:document-meta>
</file>